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roblema_real1" table:style-name="ta1">
        <table:shapes>
          <draw:frame draw:z-index="0" draw:style-name="gr1" draw:text-style-name="P1" svg:width="8.5094in" svg:height="4.2248in" svg:x="1.702in" svg:y="0.502in">
            <draw:object draw:notify-on-update-of-ranges="problema_real1.B1:problema_real1.B1 problema_real1.A1:problema_real1.A169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4.3478" calcext:value-type="float">
            <text:p>24.3478</text:p>
          </table:table-cell>
          <table:table-cell office:value-type="string" calcext:value-type="string">
            <text:p>problema_real1</text:p>
          </table:table-cell>
        </table:table-row>
        <table:table-row table:style-name="ro2">
          <table:table-cell office:value-type="float" office:value="9.5652" calcext:value-type="float">
            <text:p>9.5652</text:p>
          </table:table-cell>
          <table:table-cell/>
        </table:table-row>
        <table:table-row table:style-name="ro2">
          <table:table-cell office:value-type="float" office:value="6.5217" calcext:value-type="float">
            <text:p>6.5217</text:p>
          </table:table-cell>
          <table:table-cell/>
        </table:table-row>
        <table:table-row table:style-name="ro2">
          <table:table-cell office:value-type="float" office:value="7.3913" calcext:value-type="float">
            <text:p>7.3913</text:p>
          </table:table-cell>
          <table:table-cell/>
        </table:table-row>
        <table:table-row table:style-name="ro2">
          <table:table-cell office:value-type="float" office:value="6.9565" calcext:value-type="float">
            <text:p>6.9565</text:p>
          </table:table-cell>
          <table:table-cell/>
        </table:table-row>
        <table:table-row table:style-name="ro2">
          <table:table-cell office:value-type="float" office:value="5.6522" calcext:value-type="float">
            <text:p>5.6522</text:p>
          </table:table-cell>
          <table:table-cell/>
        </table:table-row>
        <table:table-row table:style-name="ro2">
          <table:table-cell office:value-type="float" office:value="6.5217" calcext:value-type="float">
            <text:p>6.5217</text:p>
          </table:table-cell>
          <table:table-cell/>
        </table:table-row>
        <table:table-row table:style-name="ro2">
          <table:table-cell office:value-type="float" office:value="4.3478" calcext:value-type="float">
            <text:p>4.3478</text:p>
          </table:table-cell>
          <table:table-cell/>
        </table:table-row>
        <table:table-row table:style-name="ro2">
          <table:table-cell office:value-type="float" office:value="4.7826" calcext:value-type="float">
            <text:p>4.7826</text:p>
          </table:table-cell>
          <table:table-cell/>
        </table:table-row>
        <table:table-row table:style-name="ro2">
          <table:table-cell office:value-type="float" office:value="5.2174" calcext:value-type="float">
            <text:p>5.2174</text:p>
          </table:table-cell>
          <table:table-cell/>
        </table:table-row>
        <table:table-row table:style-name="ro2">
          <table:table-cell office:value-type="float" office:value="4.3478" calcext:value-type="float">
            <text:p>4.3478</text:p>
          </table:table-cell>
          <table:table-cell/>
        </table:table-row>
        <table:table-row table:style-name="ro2">
          <table:table-cell office:value-type="float" office:value="5.2174" calcext:value-type="float">
            <text:p>5.2174</text:p>
          </table:table-cell>
          <table:table-cell/>
        </table:table-row>
        <table:table-row table:style-name="ro2">
          <table:table-cell office:value-type="float" office:value="4.7826" calcext:value-type="float">
            <text:p>4.7826</text:p>
          </table:table-cell>
          <table:table-cell/>
        </table:table-row>
        <table:table-row table:style-name="ro2">
          <table:table-cell office:value-type="float" office:value="4.7826" calcext:value-type="float">
            <text:p>4.7826</text:p>
          </table:table-cell>
          <table:table-cell/>
        </table:table-row>
        <table:table-row table:style-name="ro2">
          <table:table-cell office:value-type="float" office:value="4.3478" calcext:value-type="float">
            <text:p>4.3478</text:p>
          </table:table-cell>
          <table:table-cell/>
        </table:table-row>
        <table:table-row table:style-name="ro2">
          <table:table-cell office:value-type="float" office:value="4.3478" calcext:value-type="float">
            <text:p>4.3478</text:p>
          </table:table-cell>
          <table:table-cell/>
        </table:table-row>
        <table:table-row table:style-name="ro2">
          <table:table-cell office:value-type="float" office:value="4.7826" calcext:value-type="float">
            <text:p>4.7826</text:p>
          </table:table-cell>
          <table:table-cell/>
        </table:table-row>
        <table:table-row table:style-name="ro2">
          <table:table-cell office:value-type="float" office:value="4.3478" calcext:value-type="float">
            <text:p>4.3478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4.3478" calcext:value-type="float">
            <text:p>4.3478</text:p>
          </table:table-cell>
          <table:table-cell/>
        </table:table-row>
        <table:table-row table:style-name="ro1">
          <table:table-cell office:value-type="float" office:value="3.913" calcext:value-type="float">
            <text:p>3.913</text:p>
          </table:table-cell>
          <table:table-cell/>
        </table:table-row>
        <table:table-row table:style-name="ro2">
          <table:table-cell office:value-type="float" office:value="4.3478" calcext:value-type="float">
            <text:p>4.3478</text:p>
          </table:table-cell>
          <table:table-cell/>
        </table:table-row>
        <table:table-row table:style-name="ro2">
          <table:table-cell office:value-type="float" office:value="4.3478" calcext:value-type="float">
            <text:p>4.3478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4.3478" calcext:value-type="float">
            <text:p>4.3478</text:p>
          </table:table-cell>
          <table:table-cell/>
        </table:table-row>
        <table:table-row table:style-name="ro2">
          <table:table-cell office:value-type="float" office:value="3.913" calcext:value-type="float">
            <text:p>3.913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3.4783" calcext:value-type="float">
            <text:p>3.4783</text:p>
          </table:table-cell>
          <table:table-cell/>
        </table:table-row>
        <table:table-row table:style-name="ro2">
          <table:table-cell office:value-type="float" office:value="3.4783" calcext:value-type="float">
            <text:p>3.4783</text:p>
          </table:table-cell>
          <table:table-cell/>
        </table:table-row>
        <table:table-row table:style-name="ro2">
          <table:table-cell office:value-type="float" office:value="3.4783" calcext:value-type="float">
            <text:p>3.4783</text:p>
          </table:table-cell>
          <table:table-cell/>
        </table:table-row>
        <table:table-row table:style-name="ro2">
          <table:table-cell office:value-type="float" office:value="3.4783" calcext:value-type="float">
            <text:p>3.4783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3.4783" calcext:value-type="float">
            <text:p>3.4783</text:p>
          </table:table-cell>
          <table:table-cell/>
        </table:table-row>
        <table:table-row table:style-name="ro2">
          <table:table-cell office:value-type="float" office:value="3.4783" calcext:value-type="float">
            <text:p>3.4783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3.4783" calcext:value-type="float">
            <text:p>3.4783</text:p>
          </table:table-cell>
          <table:table-cell/>
        </table:table-row>
        <table:table-row table:style-name="ro2">
          <table:table-cell office:value-type="float" office:value="3.4783" calcext:value-type="float">
            <text:p>3.4783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3.4783" calcext:value-type="float">
            <text:p>3.4783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3.4783" calcext:value-type="float">
            <text:p>3.4783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/>
        </table:table-row>
      </table:table>
      <table:table table:name="nand" table:style-name="ta1">
        <table:shapes>
          <draw:frame draw:z-index="0" draw:style-name="gr1" draw:text-style-name="P1" svg:width="6.2988in" svg:height="3.5429in" svg:x="3.5953in" svg:y="1.8169in">
            <draw:object draw:notify-on-update-of-ranges="nand.A1:nand.A1 nand.A2:nand.A3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 office:value-type="string" calcext:value-type="string">
            <text:p>nand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</table:table>
      <table:table table:name="nor" table:style-name="ta1">
        <table:shapes>
          <draw:frame draw:z-index="0" draw:style-name="gr1" draw:text-style-name="P1" svg:width="6.2988in" svg:height="3.5429in" svg:x="4.4839in" svg:y="1.0961in">
            <draw:object draw:notify-on-update-of-ranges="nor.A1:nor.A1 nor.A2:nor.A2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nor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</table:table>
      <table:table table:name="xor" table:style-name="ta1">
        <table:shapes>
          <draw:frame draw:z-index="0" draw:style-name="gr1" draw:text-style-name="P1" svg:width="6.2988in" svg:height="3.5429in" svg:x="4.4839in" svg:y="1.4614in">
            <draw:object draw:notify-on-update-of-ranges="xor.A1:xor.A1 xor.A2:xor.A200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 office:value-type="string" calcext:value-type="string">
            <text:p>xor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</table:table>
      <table:table table:name="problema_real2" table:style-name="ta1">
        <table:shapes>
          <draw:frame draw:z-index="0" draw:style-name="gr1" draw:text-style-name="P1" svg:width="6.2988in" svg:height="3.5429in" svg:x="3.5953in" svg:y="0.7504in">
            <draw:object draw:notify-on-update-of-ranges="problema_real2.C1:problema_real2.C1 problema_real2.A1:problema_real2.A199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2">
          <table:table-cell office:value-type="float" office:value="71.1986" calcext:value-type="float">
            <text:p>71.1986</text:p>
          </table:table-cell>
          <table:table-cell/>
          <table:table-cell office:value-type="string" calcext:value-type="string">
            <text:p>problema_real2</text:p>
          </table:table-cell>
        </table:table-row>
        <table:table-row table:style-name="ro2">
          <table:table-cell office:value-type="float" office:value="64.9374" calcext:value-type="float">
            <text:p>64.9374</text:p>
          </table:table-cell>
          <table:table-cell table:number-columns-repeated="2"/>
        </table:table-row>
        <table:table-row table:style-name="ro2">
          <table:table-cell office:value-type="float" office:value="59.9284" calcext:value-type="float">
            <text:p>59.9284</text:p>
          </table:table-cell>
          <table:table-cell table:number-columns-repeated="2"/>
        </table:table-row>
        <table:table-row table:style-name="ro2">
          <table:table-cell office:value-type="float" office:value="56.8873" calcext:value-type="float">
            <text:p>56.8873</text:p>
          </table:table-cell>
          <table:table-cell table:number-columns-repeated="2"/>
        </table:table-row>
        <table:table-row table:style-name="ro2">
          <table:table-cell office:value-type="float" office:value="55.2773" calcext:value-type="float">
            <text:p>55.2773</text:p>
          </table:table-cell>
          <table:table-cell table:number-columns-repeated="2"/>
        </table:table-row>
        <table:table-row table:style-name="ro2">
          <table:table-cell office:value-type="float" office:value="54.2039" calcext:value-type="float">
            <text:p>54.2039</text:p>
          </table:table-cell>
          <table:table-cell table:number-columns-repeated="2"/>
        </table:table-row>
        <table:table-row table:style-name="ro2">
          <table:table-cell office:value-type="float" office:value="52.415" calcext:value-type="float">
            <text:p>52.415</text:p>
          </table:table-cell>
          <table:table-cell table:number-columns-repeated="2"/>
        </table:table-row>
        <table:table-row table:style-name="ro2">
          <table:table-cell office:value-type="float" office:value="52.5939" calcext:value-type="float">
            <text:p>52.5939</text:p>
          </table:table-cell>
          <table:table-cell table:number-columns-repeated="2"/>
        </table:table-row>
        <table:table-row table:style-name="ro2">
          <table:table-cell office:value-type="float" office:value="50.6261" calcext:value-type="float">
            <text:p>50.6261</text:p>
          </table:table-cell>
          <table:table-cell table:number-columns-repeated="2"/>
        </table:table-row>
        <table:table-row table:style-name="ro2">
          <table:table-cell office:value-type="float" office:value="50.805" calcext:value-type="float">
            <text:p>50.805</text:p>
          </table:table-cell>
          <table:table-cell table:number-columns-repeated="2"/>
        </table:table-row>
        <table:table-row table:style-name="ro2">
          <table:table-cell office:value-type="float" office:value="48.8372" calcext:value-type="float">
            <text:p>48.8372</text:p>
          </table:table-cell>
          <table:table-cell table:number-columns-repeated="2"/>
        </table:table-row>
        <table:table-row table:style-name="ro2">
          <table:table-cell office:value-type="float" office:value="49.5528" calcext:value-type="float">
            <text:p>49.5528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9.3739" calcext:value-type="float">
            <text:p>49.3739</text:p>
          </table:table-cell>
          <table:table-cell table:number-columns-repeated="2"/>
        </table:table-row>
        <table:table-row table:style-name="ro2">
          <table:table-cell office:value-type="float" office:value="48.4794" calcext:value-type="float">
            <text:p>48.4794</text:p>
          </table:table-cell>
          <table:table-cell table:number-columns-repeated="2"/>
        </table:table-row>
        <table:table-row table:style-name="ro1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9.5528" calcext:value-type="float">
            <text:p>49.55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8.4794" calcext:value-type="float">
            <text:p>48.4794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8.1216" calcext:value-type="float">
            <text:p>48.1216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8.6583" calcext:value-type="float">
            <text:p>48.6583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6.6905" calcext:value-type="float">
            <text:p>46.6905</text:p>
          </table:table-cell>
          <table:table-cell table:number-columns-repeated="2"/>
        </table:table-row>
        <table:table-row table:style-name="ro2">
          <table:table-cell office:value-type="float" office:value="48.1216" calcext:value-type="float">
            <text:p>48.1216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8.1216" calcext:value-type="float">
            <text:p>48.1216</text:p>
          </table:table-cell>
          <table:table-cell table:number-columns-repeated="2"/>
        </table:table-row>
        <table:table-row table:style-name="ro2">
          <table:table-cell office:value-type="float" office:value="46.6905" calcext:value-type="float">
            <text:p>46.69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6905" calcext:value-type="float">
            <text:p>46.690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6905" calcext:value-type="float">
            <text:p>46.6905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8.1216" calcext:value-type="float">
            <text:p>48.1216</text:p>
          </table:table-cell>
          <table:table-cell table:number-columns-repeated="2"/>
        </table:table-row>
        <table:table-row table:style-name="ro2">
          <table:table-cell office:value-type="float" office:value="46.6905" calcext:value-type="float">
            <text:p>46.690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8.1216" calcext:value-type="float">
            <text:p>48.1216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5116" calcext:value-type="float">
            <text:p>46.5116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8.1216" calcext:value-type="float">
            <text:p>48.1216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6905" calcext:value-type="float">
            <text:p>46.6905</text:p>
          </table:table-cell>
          <table:table-cell table:number-columns-repeated="2"/>
        </table:table-row>
        <table:table-row table:style-name="ro2">
          <table:table-cell office:value-type="float" office:value="48.1216" calcext:value-type="float">
            <text:p>48.1216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6905" calcext:value-type="float">
            <text:p>46.6905</text:p>
          </table:table-cell>
          <table:table-cell table:number-columns-repeated="2"/>
        </table:table-row>
        <table:table-row table:style-name="ro2">
          <table:table-cell office:value-type="float" office:value="48.1216" calcext:value-type="float">
            <text:p>48.1216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6905" calcext:value-type="float">
            <text:p>46.6905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8.1216" calcext:value-type="float">
            <text:p>48.1216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6905" calcext:value-type="float">
            <text:p>46.6905</text:p>
          </table:table-cell>
          <table:table-cell table:number-columns-repeated="2"/>
        </table:table-row>
        <table:table-row table:style-name="ro2">
          <table:table-cell office:value-type="float" office:value="48.1216" calcext:value-type="float">
            <text:p>48.1216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8.1216" calcext:value-type="float">
            <text:p>48.1216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8.1216" calcext:value-type="float">
            <text:p>48.1216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6905" calcext:value-type="float">
            <text:p>46.690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 style:data-style-name="N2" text:time-value="20:08:28.407117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8T23:14:45.857313384</meta:creation-date>
    <dc:date>2014-02-19T20:10:11.061588385</dc:date>
    <meta:editing-duration>P0D</meta:editing-duration>
    <meta:editing-cycles>4</meta:editing-cycles>
    <meta:generator>LibreOffice/4.2.0.4$Linux_x86 LibreOffice_project/05dceb5d363845f2cf968344d7adab8dcfb2ba71</meta:generator>
    <meta:document-statistic meta:table-count="5" meta:cell-count="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15cm" svg:height="10.732cm" xlink:href=".." xlink:type="simple" chart:class="chart:line" chart:style-name="ch1">
        <chart:title svg:x="7.765cm" svg:y="0.349cm" chart:style-name="ch2">
          <text:p>Tasa de Error en Perceptrón</text:p>
        </chart:title>
        <chart:legend chart:legend-position="end" svg:x="17.966cm" svg:y="5.069cm" style:legend-expansion="high" chart:style-name="ch3"/>
        <chart:plot-area chart:style-name="ch4" table:cell-range-address="problema_real1.B1:problema_real1.B1 problema_real1.A1:problema_real1.A1699" chart:data-source-has-labels="row" svg:x="1.44cm" svg:y="1.792cm" svg:width="15.663cm" svg:height="7.748cm">
          <chartooo:coordinate-region svg:x="2.058cm" svg:y="1.989cm" svg:width="15.045cm" svg:height="6.504cm"/>
          <chart:axis chart:dimension="x" chart:name="primary-x" chart:style-name="ch5">
            <chart:title svg:x="8.677cm" svg:y="9.755cm" chart:style-name="ch6">
              <text:p>Épocas</text:p>
            </chart:title>
          </chart:axis>
          <chart:axis chart:dimension="x" chart:name="secondary-x" chart:style-name="ch7"/>
          <chart:axis chart:dimension="y" chart:name="primary-y" chart:style-name="ch5">
            <chart:title svg:x="0.451cm" svg:y="6.26cm" chart:style-name="ch8">
              <text:p>% Error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problema_real1.A1:problema_real1.A1699" chart:label-cell-address="problema_real1.B1:problema_real1.B1" chart:class="chart:line">
            <chart:data-point chart:repeated="16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lema_real1</text:p>
                <draw:g>
                  <svg:desc>problema_real1.B1:problema_real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3478">
                <text:p>24.3478</text:p>
                <draw:g>
                  <svg:desc>problema_real1.A1:problema_real1.A16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5652">
                <text:p>9.5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217">
                <text:p>6.5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3913">
                <text:p>7.3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9565">
                <text:p>6.9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6522">
                <text:p>5.6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5217">
                <text:p>6.52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478">
                <text:p>4.34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7826">
                <text:p>4.7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174">
                <text:p>5.21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3478">
                <text:p>4.34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2174">
                <text:p>5.21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7826">
                <text:p>4.78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826">
                <text:p>4.78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3478">
                <text:p>4.34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3478">
                <text:p>4.34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7826">
                <text:p>4.78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3478">
                <text:p>4.34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478">
                <text:p>4.34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913">
                <text:p>3.9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3478">
                <text:p>4.34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3478">
                <text:p>4.34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3478">
                <text:p>4.3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913">
                <text:p>3.9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783">
                <text:p>3.47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783">
                <text:p>3.47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783">
                <text:p>3.47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4783">
                <text:p>3.47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783">
                <text:p>3.47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783">
                <text:p>3.47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783">
                <text:p>3.47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4783">
                <text:p>3.47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4783">
                <text:p>3.47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4783">
                <text:p>3.47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58cm" svg:y="0.315cm" chart:style-name="ch2">
          <text:p>Tasa de Error en Perceptrón</text:p>
        </chart:title>
        <chart:legend chart:legend-position="end" svg:x="13.922cm" svg:y="4.203cm" style:legend-expansion="high" chart:style-name="ch3"/>
        <chart:plot-area chart:style-name="ch4" table:cell-range-address="nand.A1:nand.A32" chart:data-source-has-labels="row" svg:x="1.328cm" svg:y="1.656cm" svg:width="11.955cm" svg:height="6.186cm">
          <chartooo:coordinate-region svg:x="2.129cm" svg:y="1.853cm" svg:width="10.969cm" svg:height="4.952cm"/>
          <chart:axis chart:dimension="x" chart:name="primary-x" chart:style-name="ch5">
            <chart:title svg:x="6.711cm" svg:y="8.023cm" chart:style-name="ch6">
              <text:p>Épocas</text:p>
            </chart:title>
          </chart:axis>
          <chart:axis chart:dimension="y" chart:name="primary-y" chart:style-name="ch5">
            <chart:title svg:x="0.451cm" svg:y="5.343cm" chart:style-name="ch7">
              <text:p>% Error</text:p>
            </chart:title>
            <chart:grid chart:style-name="ch8" chart:class="major"/>
          </chart:axis>
          <chart:series chart:style-name="ch9" chart:values-cell-range-address="nand.A2:nand.A32" chart:label-cell-address="nand.A1:nand.A1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nd</text:p>
                <draw:g>
                  <svg:desc>nand.A1:nand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nand.A2:nand.A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58cm" svg:y="0.315cm" chart:style-name="ch2">
          <text:p>Tasa de Error en Perceptrón</text:p>
        </chart:title>
        <chart:legend chart:legend-position="end" svg:x="14.184cm" svg:y="4.203cm" style:legend-expansion="high" chart:style-name="ch3"/>
        <chart:plot-area chart:style-name="ch4" table:cell-range-address="nor.A1:nor.A24" chart:data-source-has-labels="row" svg:x="1.328cm" svg:y="1.656cm" svg:width="12.217cm" svg:height="6.186cm">
          <chartooo:coordinate-region svg:x="2.129cm" svg:y="1.853cm" svg:width="11.231cm" svg:height="5.346cm"/>
          <chart:axis chart:dimension="x" chart:name="primary-x" chart:style-name="ch5">
            <chart:title svg:x="6.842cm" svg:y="8.023cm" chart:style-name="ch6">
              <text:p>Épocas</text:p>
            </chart:title>
          </chart:axis>
          <chart:axis chart:dimension="y" chart:name="primary-y" chart:style-name="ch5">
            <chart:title svg:x="0.451cm" svg:y="5.343cm" chart:style-name="ch7">
              <text:p>% Error</text:p>
            </chart:title>
            <chart:grid chart:style-name="ch8" chart:class="major"/>
          </chart:axis>
          <chart:series chart:style-name="ch9" chart:values-cell-range-address="nor.A2:nor.A24" chart:label-cell-address="nor.A1:nor.A1" chart:class="chart:line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</text:p>
                <draw:g>
                  <svg:desc>nor.A1:nor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nor.A2:nor.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58cm" svg:y="0.315cm" chart:style-name="ch2">
          <text:p>Tasa de Error en Perceptrón</text:p>
        </chart:title>
        <chart:legend chart:legend-position="end" svg:x="14.184cm" svg:y="4.203cm" style:legend-expansion="high" chart:style-name="ch3"/>
        <chart:plot-area chart:style-name="ch4" table:cell-range-address="xor.A1:xor.A2000" chart:data-source-has-labels="row" svg:x="1.328cm" svg:y="1.656cm" svg:width="12.217cm" svg:height="6.186cm">
          <chartooo:coordinate-region svg:x="2.129cm" svg:y="1.853cm" svg:width="11.361cm" svg:height="4.942cm"/>
          <chart:axis chart:dimension="x" chart:name="primary-x" chart:style-name="ch5">
            <chart:title svg:x="6.842cm" svg:y="8.023cm" chart:style-name="ch6">
              <text:p>Épocas</text:p>
            </chart:title>
          </chart:axis>
          <chart:axis chart:dimension="y" chart:name="primary-y" chart:style-name="ch5">
            <chart:title svg:x="0.451cm" svg:y="5.343cm" chart:style-name="ch7">
              <text:p>% Error</text:p>
            </chart:title>
            <chart:grid chart:style-name="ch8" chart:class="major"/>
          </chart:axis>
          <chart:series chart:style-name="ch9" chart:values-cell-range-address="xor.A2:xor.A2000" chart:label-cell-address="xor.A1:xor.A1" chart:class="chart:line">
            <chart:data-point chart:repeated="19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</text:p>
                <draw:g>
                  <svg:desc>xor.A1:xor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xor.A2:xor.A2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58cm" svg:y="0.315cm" chart:style-name="ch2">
          <text:p>Tasa de Error en Perceptrón</text:p>
        </chart:title>
        <chart:legend chart:legend-position="end" svg:x="12.351cm" svg:y="4.203cm" style:legend-expansion="high" chart:style-name="ch3"/>
        <chart:plot-area chart:style-name="ch4" table:cell-range-address="problema_real2.C1:problema_real2.C1 problema_real2.A1:problema_real2.A1999" chart:data-source-has-labels="row" svg:x="1.328cm" svg:y="1.656cm" svg:width="10.384cm" svg:height="6.186cm">
          <chartooo:coordinate-region svg:x="1.946cm" svg:y="1.853cm" svg:width="9.766cm" svg:height="4.941cm"/>
          <chart:axis chart:dimension="x" chart:name="primary-x" chart:style-name="ch5">
            <chart:title svg:x="5.926cm" svg:y="8.023cm" chart:style-name="ch6">
              <text:p>Épocas</text:p>
            </chart:title>
          </chart:axis>
          <chart:axis chart:dimension="y" chart:name="primary-y" chart:style-name="ch5">
            <chart:title svg:x="0.451cm" svg:y="5.343cm" chart:style-name="ch7">
              <text:p>% Error</text:p>
            </chart:title>
            <chart:grid chart:style-name="ch8" chart:class="major"/>
          </chart:axis>
          <chart:series chart:style-name="ch9" chart:values-cell-range-address="problema_real2.A1:problema_real2.A1999" chart:label-cell-address="problema_real2.C1:problema_real2.C1" chart:class="chart:line">
            <chart:data-point chart:repeated="19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lema_real2</text:p>
                <draw:g>
                  <svg:desc>problema_real2.C1:problema_real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.1986">
                <text:p>71.1986</text:p>
                <draw:g>
                  <svg:desc>problema_real2.A1:problema_real2.A19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.9374">
                <text:p>64.93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.9284">
                <text:p>59.9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.8873">
                <text:p>56.88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2773">
                <text:p>55.2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.2039">
                <text:p>54.2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415">
                <text:p>52.4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.5939">
                <text:p>52.59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6261">
                <text:p>50.62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805">
                <text:p>50.8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.8372">
                <text:p>48.83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.5528">
                <text:p>49.5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.3739">
                <text:p>49.37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.4794">
                <text:p>48.47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.5528">
                <text:p>49.55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.4794">
                <text:p>48.47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.1216">
                <text:p>48.12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8.6583">
                <text:p>48.658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6.6905">
                <text:p>46.690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8.1216">
                <text:p>48.121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8.1216">
                <text:p>48.121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6.6905">
                <text:p>46.690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6.6905">
                <text:p>46.690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6.6905">
                <text:p>46.690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8.1216">
                <text:p>48.12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6.6905">
                <text:p>46.690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48.1216">
                <text:p>48.121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6.5116">
                <text:p>46.511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48.1216">
                <text:p>48.121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46.6905">
                <text:p>46.690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8.1216">
                <text:p>48.121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46.6905">
                <text:p>46.690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8.1216">
                <text:p>48.121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6.6905">
                <text:p>46.690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8.1216">
                <text:p>48.1216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6.6905">
                <text:p>46.690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8.1216">
                <text:p>48.121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48.1216">
                <text:p>48.1216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8.1216">
                <text:p>48.1216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46.6905">
                <text:p>46.6905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47.2272">
                <text:p>47.22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